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style="italic" fo:font-weight="normal" officeooo:rsid="001a18f8" officeooo:paragraph-rsid="001c4648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italic" fo:font-weight="normal" officeooo:rsid="001a18f8" officeooo:paragraph-rsid="001a18f8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a18f8" officeooo:paragraph-rsid="001a18f8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italic" fo:font-weight="normal" officeooo:rsid="001a18f8" officeooo:paragraph-rsid="001a18f8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italic" fo:font-weight="normal" officeooo:rsid="001a18f8" officeooo:paragraph-rsid="002228a8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font-name="URW Chancery L" fo:font-size="44pt" style:font-size-asian="44pt" style:font-size-complex="44pt"/>
    </style:style>
    <style:style style:name="T2" style:family="text">
      <style:text-properties style:font-name="URW Chancery L" fo:font-size="18pt" style:font-size-asian="18pt" style:font-size-complex="18pt"/>
    </style:style>
    <style:style style:name="T3" style:family="text">
      <style:text-properties style:font-name="URW Chancery L" fo:font-size="18pt" officeooo:rsid="001c4648" style:font-size-asian="18pt" style:font-size-complex="18pt"/>
    </style:style>
    <style:style style:name="T4" style:family="text">
      <style:text-properties style:font-name="URW Chancery L" fo:font-size="18pt" officeooo:rsid="002228a8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23e630" style:font-size-asian="24pt" style:font-size-complex="24pt"/>
    </style:style>
    <style:style style:name="T8" style:family="text">
      <style:text-properties officeooo:rsid="001f6bff"/>
    </style:style>
    <style:style style:name="T9" style:family="text">
      <style:text-properties style:text-position="super 58%" fo:font-size="24pt" officeooo:rsid="0023e630" style:font-size-asian="24pt" style:font-size-complex="24pt"/>
    </style:style>
    <style:style style:name="T10" style:family="text">
      <style:text-properties style:text-position="super 58%" fo:font-size="16pt" officeooo:rsid="0023e63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rface applicative pour FACE:</text:p>
      <text:p text:style-name="P3"/>
      <text:p text:style-name="P3"><text:s/>l’<text:span text:style-name="T6">InterFace </text:span><text:span text:style-name="T10">TM</text:span> (CamelCase) <text:span text:style-name="T8">Fr1.0</text:span></text:p>
      <text:p text:style-name="P2"/>
      <text:p text:style-name="P2"><text:span text:style-name="T5">P</text:span>résentation: </text:p>
      <text:p text:style-name="P2"><text:s/></text:p>
      <text:p text:style-name="P1"><text:tab/><text:span text:style-name="T1">L</text:span><text:span text:style-name="T2">a Fondation FACE, spécialisée dans l’insertion professionnelle a demandé à la Code Académie de lui réaliser une application afin de centraliser et de gérer ses données, ses agendas et différentes fonctionnalités. <text:tab/>Les employés de FACE n’ont pas d’outils collaboratifs leur simplifiant l’organisation et le suivi de leur «</text:span><text:span text:style-name="T4">Fl</text:span><text:span text:style-name="T2">ux». La gest</text:span><text:span text:style-name="T3">i</text:span><text:span text:style-name="T2">on des agendas es</text:span><text:span text:style-name="T3">t</text:span><text:span text:style-name="T2"> personnelle et probl</text:span><text:span text:style-name="T3">é</text:span><text:span text:style-name="T2">matique, la gest</text:span><text:span text:style-name="T3">i</text:span><text:span text:style-name="T2">on des personnes en insert</text:span><text:span text:style-name="T3">i</text:span><text:span text:style-name="T2">on est aussi </text:span><text:span text:style-name="T3">compliquée</text:span><text:span text:style-name="T2"> en cas d’absence de leur r</text:span><text:span text:style-name="T3">é</text:span><text:span text:style-name="T2">f</text:span><text:span text:style-name="T3">é</text:span><text:span text:style-name="T2">rent. </text:span></text:p>
      <text:p text:style-name="P5"><text:span text:style-name="T2"><text:tab/>Le suivi ef</text:span><text:span text:style-name="T3">f</text:span><text:span text:style-name="T2">ectué par FACE est un suivi à long terme en vue d’une insertion professionnelle positive. Au cours des mois de ce suivi, le p</text:span><text:span text:style-name="T3">e</text:span><text:span text:style-name="T2">rsonnel de FACE doit pouvoir connaître et renseigner le parcours des Flux et avoir donc accès à leur dossier et pouvoir les mettre à jour. </text:span></text:p>
      <text:p text:style-name="P1"><text:span text:style-name="T2"><text:tab/>Ainsi l’ap</text:span><text:span text:style-name="T3">pl</text:span><text:span text:style-name="T2">ication sera réalisée de façon </text:span><text:span text:style-name="T3">à</text:span><text:span text:style-name="T2"> ce que chaque employé de </text:span><text:span text:style-name="T3">FACE</text:span><text:span text:style-name="T2"> puisse interagir avec ses collaborateurs de différent</text:span><text:span text:style-name="T3">e</text:span><text:span text:style-name="T2">s façon. </text:span></text:p>
      <text:p text:style-name="P1"><text:span text:style-name="T2"><text:tab/>De plus il est important pour les collaborateurs d’avoir un outil digne d’un moteur de recherche pour trouver rapidement toutes les informations notées dans le dossier du Flux. </text:span><text:span text:style-name="T3">Et là encore les changer si besoin. <text:tab/>L’Interface sera donc un outil fonctionnel personnel et aussi et surtout un outil collaboratif intuitif de quali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20:45.844746899</meta:creation-date>
    <dc:date>2016-11-17T10:57:40.892264574</dc:date>
    <meta:editing-duration>PT1H49M1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203" meta:character-count="1308" meta:non-whitespace-character-count="1100"/>
  </office:meta>
</office:document-meta>
</file>